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</table:table-row>
      </table:table>
      <table:named-expressions>
        <table:named-range table:name="Cell_B2" table:base-cell-address="$Sheet1.$A$1" table:cell-range-address="$Sheet1.B2"/>
        <table:named-range table:name="Range_B2C4" table:base-cell-address="$Sheet1.$A$1" table:cell-range-address="$Sheet1.B2:.C4"/>
        <table:named-range table:name="Range_Sheet1B2Sheet3C4" table:base-cell-address="$Sheet1.$A$1" table:cell-range-address="Sheet1.B2:Sheet3.C4"/>
        <table:named-range table:name="Cell_$B$2" table:base-cell-address="$Sheet1.$A$1" table:cell-range-address="$Sheet1.$B$2"/>
        <table:named-range table:name="Range_$B$2$C$4" table:base-cell-address="$Sheet1.$A$1" table:cell-range-address="$Sheet1.$B$2:.$C$4"/>
        <table:named-range table:name="Range_$Sheet1$B$2$Sheet3$C$4" table:base-cell-address="$Sheet1.$A$1" table:cell-range-address="$Sheet1.$B$2:$Sheet3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20.02.2008</text:date>, <text:time>13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2-20T12:57:59</meta:creation-date>
    <dc:date>2008-02-20T13:19:41</dc:date>
    <meta:editing-cycles>1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table-count="3" meta:cell-count="18"/>
  </office:meta>
</office:document-meta>
</file>